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3pt" officeooo:rsid="000ba739" officeooo:paragraph-rsid="001e18c2" style:font-size-asian="13pt" style:font-size-complex="13pt"/>
    </style:style>
    <style:style style:name="P2" style:family="paragraph" style:parent-style-name="Standard">
      <style:paragraph-properties fo:text-align="start" style:justify-single-word="false"/>
      <style:text-properties fo:font-size="13pt" officeooo:rsid="000ba739" officeooo:paragraph-rsid="0029a2fa" style:font-size-asian="13pt" style:font-size-complex="13pt"/>
    </style:style>
    <style:style style:name="P3" style:family="paragraph" style:parent-style-name="Standard">
      <style:paragraph-properties fo:text-align="center" style:justify-single-word="false"/>
      <style:text-properties fo:font-size="13pt" officeooo:rsid="0026bed6" officeooo:paragraph-rsid="0026bed6" style:font-size-asian="13pt" style:font-size-complex="13pt"/>
    </style:style>
    <style:style style:name="P4" style:family="paragraph" style:parent-style-name="Standard">
      <style:paragraph-properties fo:text-align="end" style:justify-single-word="false"/>
      <style:text-properties fo:font-size="12pt" officeooo:rsid="000e4101" officeooo:paragraph-rsid="001e18c2" style:font-size-asian="12pt" style:font-size-complex="12pt"/>
    </style:style>
    <style:style style:name="P5" style:family="paragraph" style:parent-style-name="Standard">
      <style:paragraph-properties fo:text-align="center" style:justify-single-word="false"/>
      <style:text-properties fo:font-size="12pt" officeooo:rsid="000e4101" officeooo:paragraph-rsid="001e18c2" style:font-size-asian="12pt" style:font-size-complex="12pt"/>
    </style:style>
    <style:style style:name="P6" style:family="paragraph" style:parent-style-name="Standard">
      <style:paragraph-properties fo:text-align="start" style:justify-single-word="false"/>
      <style:text-properties fo:font-size="12pt" officeooo:rsid="000ba739" officeooo:paragraph-rsid="001e18c2" style:font-size-asian="12pt" style:font-size-complex="12pt"/>
    </style:style>
    <style:style style:name="T1" style:family="text">
      <style:text-properties officeooo:rsid="001c2f90"/>
    </style:style>
    <style:style style:name="T2" style:family="text">
      <style:text-properties officeooo:rsid="001fad19"/>
    </style:style>
    <style:style style:name="T3" style:family="text">
      <style:text-properties officeooo:rsid="0026bed6"/>
    </style:style>
    <style:style style:name="T4" style:family="text">
      <style:text-properties officeooo:rsid="0029a2fa"/>
    </style:style>
    <style:style style:name="T5" style:family="text">
      <style:text-properties officeooo:rsid="002d8c19"/>
    </style:style>
    <style:style style:name="T6" style:family="text">
      <style:text-properties officeooo:rsid="002e4922"/>
    </style:style>
    <style:style style:name="T7" style:family="text">
      <style:text-properties officeooo:rsid="002edb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tab/><text:tab/><text:tab/><text:tab/><text:tab/><text:tab/><text:tab/><text:tab/><text:tab/><text:tab/><text:tab/>Jonathon Delemos</text:p>
      <text:p text:style-name="P4">Professor Curtis D. Smith</text:p>
      <text:p text:style-name="P4">Response Paper #<text:span text:style-name="T2">3</text:span></text:p>
      <text:p text:style-name="P4"><text:span text:style-name="T2">4</text:span><text:span text:style-name="T1">/</text:span><text:span text:style-name="T2">23</text:span><text:span text:style-name="T1">/2</text:span>024</text:p>
      <text:p text:style-name="P6"/>
      <text:p text:style-name="P3">“<text:span text:style-name="T6">Echoes of the Past: </text:span>Old World Blues”</text:p>
      <text:p text:style-name="P3"/>
      <text:p text:style-name="P1"><text:tab/>The themes surrounding the end of one's life are complex and <text:span text:style-name="T4">often </text:span>difficult to comprehend. Typically, we experience feelings of regret, sadness, and sorrow. <text:span text:style-name="T4">As we age, we</text:span> reflect and <text:span text:style-name="T4">disconnect </text:span>from the changing times. In the "Second Poetic Exposition on Red Cliff," written by Su Shi during the Song dynasty, we witness Su Shi begin to reflect and express a <text:span text:style-name="T5">clear sense of regret</text:span><text:span text:style-name="T4">. </text:span><text:span text:style-name="T5">We can infer this </text:span><text:span text:style-name="T4">from the writing.</text:span> <text:span text:style-name="T5">His </text:span>perspective has changed significantly since his renowned "First Poetic Exposition on Red Cliff." Both of Su Shi's expositions are equally meaningful, but we will focus on the second exposition in this response. <text:s/>For this analysis of the "Second Poetic Exposition on Red Cliff" by Su Shi, we will explore themes of isolation, reflection, and spiritual exploration.</text:p>
      <text:p text:style-name="P1"><text:tab/>Su Shi, having been exiled for his political criticisms of the emperor, begins his second exposition by portraying himself as <text:span text:style-name="T4">being greatly </text:span>out of touch with the party members around him. "I looked up and saw the bright moon. Then I looked around and saw that it had delighted the others" (Owens, 675). Su Shi depicts himself as disconnected not only from the feelings of his party, but also from nature. Upon staring at the moon, he feels no joy. This speaks volumes about his state of mind. <text:span text:style-name="T7">Unable to connect with his surroundings, </text:span>Su Shi writes just a few sentences later, "Eventually I sighed, saying, 'I have companions but no wine, or wine but nothing to eat along with it'" (Owens, 675). Su Shi is feeling alone and devoid of the pleasures of life. When he has friends, he lacks wine, and when he has wine, there is no food. His life is simply incomplete. I interpret this as Su Shi feeling the weight of his wasted potential after being permanently exiled for his treasonous writings criticizing the government, that is to say, his life is incomplete without having produced more than he did. Su Shi wanted to leave his mark on the world and felt as though he had failed.</text:p>
      <text:p text:style-name="P1"><text:tab/>In reflection, Su Shi resolves to take what wine is left and revisit the base of Red Cliff, the famous scene of the historical Battle of Chibi on the Yangtze River. "Thereupon, we took the wine and the fish and again went to the base of Red Cliff" (Owens, 675). During his first exposition, Su Shi raises his glass and joyously toasts to a classical song. The change in tone between the two expositions is monumental. For Su Shi, we see the damage done by his political exile has been systematic. In this quote from his first exposition, we infer his first reaction to arriving at Red Cliff. "Let our boat drift, we were carried beneath Red Cliff. I lifted my wine and toasted my companions, reciting the piece from the Classic of Poetry on the bright moon and singing the stanza on the woman's grace" (Owens, 292). Here, in his second exposition, feeling nostalgic for days when his life had more opportunities, he reflects on the changes within himself. "It had not been all that many months and days since the first time we came here, yet the mountains and the river had become unrecognizable" (Owens, 676). The landscape had not changed, yet nothing was the same. His life had been permanently altered. The days of his joyous singing and toasts were gone.</text:p>
      <text:p text:style-name="P2"><text:tab/>It's often the case when we truly reflect on our life, there is a spiritual awakening. We see things more clearly. Su Shi, seemingly hyper-aware of the missed fortune and opportunities he has endured, contrasts the sadness by using this exposition as a chance to document a spiritual journey. In the latter portion of the exposition, Su Shi disembarks the <text:soft-page-break/>vessel and steps onto the banks of the Yangtze River near Red Cliff. Here, his companions cannot follow. He is stalked by a spirit crane who cries out in high-pitched shrills. Deep in the forest, alone, Su Shi writes, "Then there came a long piercing screech. I felt such a chill that I could not stay there long" (Owens, 675). Su Shi then rushes back to the boat and safely drifts off to sleep. "I dreamed of a Daoist wizard, soaring lightly in his feathered robes, and as he was passing by Lin-Gao, he descended. He said, 'Did you enjoy your visit to Red Cliff?'" (Owens, 675). In this line, Su Shi is trying to make sense of the forces that have shaped his world. Having lost any sort of political future, he has now focused on an exploration of <text:span text:style-name="T4">individual mind and spirit</text:span>. Through his reflection, we can learn a great deal about the meaning of completing a life well-lived.</text:p>
      <text:p text:style-name="P1"><text:tab/>For this analysis, we explored themes of isolation, reflection, and spiritual exploration. Su Shi (1037-1101), the author of the exposition, was a most talented writer of the Song dynasty and, although exiled and shuttled from outpost to outpost, his political difficulties only served to boost his reputation. <text:span text:style-name="T3">From Su Shi we</text:span> learned here that while the landscape does not fade, we are ever-grow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2T09:03:53.915841311</meta:creation-date>
    <dc:date>2024-04-23T12:54:34.480918516</dc:date>
    <meta:editing-duration>PT2H49M44S</meta:editing-duration>
    <meta:editing-cycles>15</meta:editing-cycles>
    <meta:generator>LibreOffice/7.6.4.1$Linux_X86_64 LibreOffice_project/60$Build-1</meta:generator>
    <meta:document-statistic meta:table-count="0" meta:image-count="0" meta:object-count="0" meta:page-count="2" meta:paragraph-count="10" meta:word-count="866" meta:character-count="4976" meta:non-whitespace-character-count="4103"/>
  </office:meta>
</office:document-meta>
</file>